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209in"/>
    </style:style>
    <style:style style:name="co2" style:family="table-column">
      <style:table-column-properties fo:break-before="auto" style:column-width="0.1098in"/>
    </style:style>
    <style:style style:name="co3" style:family="table-column">
      <style:table-column-properties fo:break-before="auto" style:column-width="0.1543in"/>
    </style:style>
    <style:style style:name="co4" style:family="table-column">
      <style:table-column-properties fo:break-before="auto" style:column-width="0.1654in"/>
    </style:style>
    <style:style style:name="co5" style:family="table-column">
      <style:table-column-properties fo:break-before="auto" style:column-width="0.1866in"/>
    </style:style>
    <style:style style:name="co6" style:family="table-column">
      <style:table-column-properties fo:break-before="auto" style:column-width="0.2425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2535in"/>
    </style:style>
    <style:style style:name="co9" style:family="table-column">
      <style:table-column-properties fo:break-before="auto" style:column-width="0.2638in"/>
    </style:style>
    <style:style style:name="co10" style:family="table-column">
      <style:table-column-properties fo:break-before="auto" style:column-width="0.1764in"/>
    </style:style>
    <style:style style:name="co11" style:family="table-column">
      <style:table-column-properties fo:break-before="auto" style:column-width="0.0437in"/>
    </style:style>
    <style:style style:name="co12" style:family="table-column">
      <style:table-column-properties fo:break-before="auto" style:column-width="0.1201in"/>
    </style:style>
    <style:style style:name="co13" style:family="table-column">
      <style:table-column-properties fo:break-before="auto" style:column-width="0.8701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2272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028in"/>
      <style:text-properties style:font-name="Ari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order-left="0.74pt solid #000000" fo:border-right="none" fo:border-top="none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foxé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" table:default-cell-style-name="ce1632"/>
        <table:table-column table:style-name="co6" table:default-cell-style-name="ce1632"/>
        <table:table-column table:style-name="co5" table:number-columns-repeated="6" table:default-cell-style-name="ce1632"/>
        <table:table-column table:style-name="co7" table:default-cell-style-name="ce1632"/>
        <table:table-column table:style-name="co8" table:default-cell-style-name="ce1632"/>
        <table:table-column table:style-name="co5" table:number-columns-repeated="7" table:default-cell-style-name="ce1632"/>
        <table:table-column table:style-name="co9" table:default-cell-style-name="ce1632"/>
        <table:table-column table:style-name="co5" table:default-cell-style-name="ce1632"/>
        <table:table-column table:style-name="co6" table:default-cell-style-name="ce1632"/>
        <table:table-column table:style-name="co5" table:number-columns-repeated="9" table:default-cell-style-name="ce1632"/>
        <table:table-column table:style-name="co10" table:default-cell-style-name="ce1632"/>
        <table:table-column table:style-name="co11" table:default-cell-style-name="ce1553"/>
        <table:table-column table:style-name="co12" table:default-cell-style-name="ce1553"/>
        <table:table-column table:style-name="co13" table:number-columns-repeated="26" table:default-cell-style-name="ce1553"/>
        <table:table-row table:style-name="ro1">
          <table:table-cell table:style-name="ce1548" office:value-type="string" calcext:value-type="string">
            <text:p>Malkhas Akhber</text:p>
          </table:table-cell>
          <table:table-cell table:style-name="ce1052" table:number-columns-repeated="3"/>
          <table:table-cell table:style-name="Default"/>
          <table:table-cell table:style-name="ce1071"/>
          <table:table-cell table:style-name="ce20" office:value-type="string" calcext:value-type="string" table:number-columns-spanned="30" table:number-rows-spanned="1">
            <text:p>tune sign: put one fist on top of the other, as if you were holding a paddle, and start paddling</text:p>
          </table:table-cell>
          <table:covered-table-cell table:number-columns-repeated="27" table:style-name="ce1071"/>
          <table:covered-table-cell table:number-columns-repeated="2"/>
          <table:table-cell table:number-columns-repeated="28"/>
        </table:table-row>
        <table:table-row table:style-name="ro2">
          <table:table-cell table:style-name="ce1052" table:number-columns-repeated="4"/>
          <table:table-cell table:style-name="ce107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Low Surdo</text:p>
          </table:table-cell>
          <table:table-cell/>
          <table:table-cell table:style-name="ce1565"/>
          <table:table-cell table:style-name="ce1052"/>
          <table:table-cell table:style-name="ce13" office:value-type="string" calcext:value-type="string">
            <text:p>x</text:p>
          </table:table-cell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 office:value-type="string" calcext:value-type="string">
            <text:p>x</text:p>
          </table:table-cell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6"/>
          <table:table-cell table:style-name="ce29" office:value-type="string" calcext:value-type="string">
            <text:p>x</text:p>
          </table:table-cell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 office:value-type="string" calcext:value-type="string">
            <text:p>x</text:p>
          </table:table-cell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Mid+High Surdo</text:p>
          </table:table-cell>
          <table:table-cell table:style-name="ce1052" table:number-columns-repeated="3"/>
          <table:table-cell table:style-name="ce13"/>
          <table:table-cell table:style-name="ce18" table:number-columns-repeated="2"/>
          <table:table-cell table:style-name="ce22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22"/>
          <table:table-cell table:style-name="ce13"/>
          <table:table-cell table:style-name="ce18" table:number-columns-repeated="2"/>
          <table:table-cell table:style-name="ce22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26"/>
          <table:table-cell table:style-name="ce29"/>
          <table:table-cell table:style-name="ce18" table:number-columns-repeated="2"/>
          <table:table-cell table:style-name="ce22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22"/>
          <table:table-cell table:style-name="ce13"/>
          <table:table-cell table:style-name="ce18" table:number-columns-repeated="2"/>
          <table:table-cell table:style-name="ce22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22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/>
          <table:table-cell table:style-name="ce1052" table:number-columns-repeated="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6"/>
          <table:table-cell table:style-name="ce29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Repinique</text:p>
          </table:table-cell>
          <table:table-cell table:style-name="ce1052" table:number-columns-repeated="3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6"/>
          <table:table-cell table:style-name="ce29"/>
          <table:table-cell table:style-name="ce18"/>
          <table:table-cell table:style-name="ce18" office:value-type="string" calcext:value-type="string">
            <text:p>x</text:p>
          </table:table-cell>
          <table:table-cell table:style-name="ce22" office:value-type="string" calcext:value-type="string">
            <text:p>ri</text:p>
          </table:table-cell>
          <table:table-cell table:style-name="ce1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ri</text:p>
          </table:table-cell>
          <table:table-cell table:style-name="ce22"/>
          <table:table-cell table:style-name="ce13"/>
          <table:table-cell table:style-name="ce18"/>
          <table:table-cell table:style-name="ce18" office:value-type="string" calcext:value-type="string">
            <text:p>ri</text:p>
          </table:table-cell>
          <table:table-cell table:style-name="ce22" office:value-type="string" calcext:value-type="string">
            <text:p>x</text:p>
          </table:table-cell>
          <table:table-cell table:style-name="ce13" office:value-type="string" calcext:value-type="string">
            <text:p>ri</text:p>
          </table:table-cell>
          <table:table-cell table:style-name="ce18" office:value-type="string" calcext:value-type="string">
            <text:p>hd</text:p>
          </table:table-cell>
          <table:table-cell table:style-name="ce18"/>
          <table:table-cell table:style-name="ce22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6"/>
          <table:table-cell table:style-name="ce29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nare</text:p>
          </table:table-cell>
          <table:table-cell table:style-name="ce1052" table:number-columns-repeated="3"/>
          <table:table-cell table:style-name="ce13" office:value-type="string" calcext:value-type="string">
            <text:p>fl</text:p>
          </table:table-cell>
          <table:table-cell table:style-name="ce18" office:value-type="string" calcext:value-type="string">
            <text:p>fl</text:p>
          </table:table-cell>
          <table:table-cell table:style-name="ce18" office:value-type="string" calcext:value-type="string">
            <text:p>.</text:p>
          </table:table-cell>
          <table:table-cell table:style-name="ce22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18" office:value-type="string" calcext:value-type="string">
            <text:p>x</text:p>
          </table:table-cell>
          <table:table-cell table:style-name="ce22" office:value-type="string" calcext:value-type="string">
            <text:p>.</text:p>
          </table:table-cell>
          <table:table-cell table:style-name="ce13" office:value-type="string" calcext:value-type="string">
            <text:p>fl</text:p>
          </table:table-cell>
          <table:table-cell table:style-name="ce18" office:value-type="string" calcext:value-type="string">
            <text:p>fl</text:p>
          </table:table-cell>
          <table:table-cell table:style-name="ce18" office:value-type="string" calcext:value-type="string">
            <text:p>.</text:p>
          </table:table-cell>
          <table:table-cell table:style-name="ce22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18" office:value-type="string" calcext:value-type="string">
            <text:p>x</text:p>
          </table:table-cell>
          <table:table-cell table:style-name="ce26" office:value-type="string" calcext:value-type="string">
            <text:p>.</text:p>
          </table:table-cell>
          <table:table-cell table:style-name="ce13" office:value-type="string" calcext:value-type="string">
            <text:p>fl</text:p>
          </table:table-cell>
          <table:table-cell table:style-name="ce18" office:value-type="string" calcext:value-type="string">
            <text:p>fl</text:p>
          </table:table-cell>
          <table:table-cell table:style-name="ce18" office:value-type="string" calcext:value-type="string">
            <text:p>.</text:p>
          </table:table-cell>
          <table:table-cell table:style-name="ce22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18" office:value-type="string" calcext:value-type="string">
            <text:p>x</text:p>
          </table:table-cell>
          <table:table-cell table:style-name="ce22" office:value-type="string" calcext:value-type="string">
            <text:p>.</text:p>
          </table:table-cell>
          <table:table-cell table:style-name="ce13" office:value-type="string" calcext:value-type="string">
            <text:p>fl</text:p>
          </table:table-cell>
          <table:table-cell table:style-name="ce18" office:value-type="string" calcext:value-type="string">
            <text:p>fl</text:p>
          </table:table-cell>
          <table:table-cell table:style-name="ce18" office:value-type="string" calcext:value-type="string">
            <text:p>.</text:p>
          </table:table-cell>
          <table:table-cell table:style-name="ce22" office:value-type="string" calcext:value-type="string">
            <text:p>x</text:p>
          </table:table-cell>
          <table:table-cell table:style-name="ce13" office:value-type="string" calcext:value-type="string">
            <text:p>.</text:p>
          </table:table-cell>
          <table:table-cell table:style-name="ce21" office:value-type="string" calcext:value-type="string">
            <text:p>.</text:p>
          </table:table-cell>
          <table:table-cell table:style-name="ce18" office:value-type="string" calcext:value-type="string">
            <text:p>x</text:p>
          </table:table-cell>
          <table:table-cell table:style-name="ce22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6"/>
          <table:table-cell table:style-name="ce29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Tamborim</text:p>
          </table:table-cell>
          <table:table-cell table:style-name="ce1052" table:number-columns-repeated="3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6"/>
          <table:table-cell table:style-name="ce29"/>
          <table:table-cell table:style-name="ce18" table:number-columns-repeated="2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22"/>
          <table:table-cell table:style-name="ce13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22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3"/>
          <table:table-cell table:style-name="ce18"/>
          <table:table-cell table:style-name="ce21"/>
          <table:table-cell table:style-name="ce22"/>
          <table:table-cell table:style-name="ce13"/>
          <table:table-cell table:style-name="ce21"/>
          <table:table-cell table:style-name="ce18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21"/>
          <table:table-cell table:style-name="ce18"/>
          <table:table-cell table:style-name="ce26"/>
          <table:table-cell table:style-name="ce29"/>
          <table:table-cell table:style-name="ce18" table:number-columns-repeated="2"/>
          <table:table-cell table:style-name="ce22"/>
          <table:table-cell table:style-name="ce13"/>
          <table:table-cell table:style-name="ce21"/>
          <table:table-cell table:style-name="ce18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21"/>
          <table:table-cell table:style-name="ce18"/>
          <table:table-cell table:style-name="ce2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Agogô</text:p>
          </table:table-cell>
          <table:table-cell table:style-name="ce1052" table:number-columns-repeated="3"/>
          <table:table-cell table:style-name="ce13"/>
          <table:table-cell table:style-name="ce18"/>
          <table:table-cell table:style-name="ce21" office:value-type="string" calcext:value-type="string">
            <text:p>l</text:p>
          </table:table-cell>
          <table:table-cell table:style-name="ce22" office:value-type="string" calcext:value-type="string">
            <text:p>l</text:p>
          </table:table-cell>
          <table:table-cell table:style-name="ce13" office:value-type="string" calcext:value-type="string">
            <text:p>l</text:p>
          </table:table-cell>
          <table:table-cell table:style-name="ce21"/>
          <table:table-cell table:style-name="ce18" office:value-type="string" calcext:value-type="string">
            <text:p>l</text:p>
          </table:table-cell>
          <table:table-cell table:style-name="ce22"/>
          <table:table-cell table:style-name="ce13" office:value-type="string" calcext:value-type="string">
            <text:p>h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h</text:p>
          </table:table-cell>
          <table:table-cell table:style-name="ce22" office:value-type="string" calcext:value-type="string">
            <text:p>l</text:p>
          </table:table-cell>
          <table:table-cell table:style-name="ce13" office:value-type="string" calcext:value-type="string">
            <text:p>h</text:p>
          </table:table-cell>
          <table:table-cell table:style-name="ce21" office:value-type="string" calcext:value-type="string">
            <text:p>l</text:p>
          </table:table-cell>
          <table:table-cell table:style-name="ce18" office:value-type="string" calcext:value-type="string">
            <text:p>h</text:p>
          </table:table-cell>
          <table:table-cell table:style-name="ce26"/>
          <table:table-cell table:style-name="ce29"/>
          <table:table-cell table:style-name="ce18" table:number-columns-repeated="2"/>
          <table:table-cell table:style-name="ce22"/>
          <table:table-cell table:style-name="ce13"/>
          <table:table-cell table:style-name="ce21"/>
          <table:table-cell table:style-name="ce18"/>
          <table:table-cell table:style-name="ce22"/>
          <table:table-cell table:style-name="ce13"/>
          <table:table-cell table:style-name="ce18" table:number-columns-repeated="2"/>
          <table:table-cell table:style-name="ce22"/>
          <table:table-cell table:style-name="ce13"/>
          <table:table-cell table:style-name="ce21"/>
          <table:table-cell table:style-name="ce18"/>
          <table:table-cell table:style-name="ce22"/>
          <table:table-cell table:style-name="ce1056"/>
          <table:table-cell table:number-columns-repeated="27"/>
        </table:table-row>
        <table:table-row table:style-name="ro4">
          <table:table-cell table:number-columns-repeated="4"/>
          <table:table-cell table:style-name="ce1519" table:number-columns-repeated="16"/>
          <table:table-cell table:style-name="Default" table:number-columns-repeated="16"/>
          <table:table-cell table:number-columns-repeated="28"/>
        </table:table-row>
        <table:table-row table:style-name="ro4">
          <table:table-cell table:style-name="ce1550" office:value-type="string" calcext:value-type="string">
            <text:p>Hey! Break</text:p>
          </table:table-cell>
          <table:table-cell/>
          <table:table-cell table:style-name="ce1052" table:number-columns-repeated="2"/>
          <table:table-cell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3"/>
          <table:table-cell table:style-name="ce15" office:value-type="string" calcext:value-type="string">
            <text:p>ri</text:p>
          </table:table-cell>
          <table:table-cell table:style-name="ce19" table:number-columns-repeated="2"/>
          <table:table-cell table:style-name="ce23"/>
          <table:table-cell table:style-name="ce24" office:value-type="string" calcext:value-type="string">
            <text:p>Hey!</text:p>
          </table:table-cell>
          <table:table-cell table:style-name="ce25"/>
          <table:table-cell table:style-name="ce19"/>
          <table:table-cell table:style-name="ce23"/>
          <table:table-cell table:style-name="ce15"/>
          <table:table-cell table:style-name="ce19" table:number-columns-repeated="2"/>
          <table:table-cell table:style-name="ce27"/>
          <table:table-cell table:style-name="ce30"/>
          <table:table-cell table:style-name="Default" table:number-columns-repeated="15"/>
          <table:table-cell table:number-columns-repeated="28"/>
        </table:table-row>
        <table:table-row table:style-name="ro4">
          <table:table-cell table:style-name="ce1554" office:value-type="string" calcext:value-type="string">
            <text:p>make an X with your index fingers</text:p>
          </table:table-cell>
          <table:table-cell table:number-columns-repeated="3"/>
          <table:table-cell table:style-name="ce16" table:number-columns-repeated="16"/>
          <table:table-cell table:style-name="Default" table:number-columns-repeated="16"/>
          <table:table-cell table:style-name="ce1565"/>
          <table:table-cell table:number-columns-repeated="27"/>
        </table:table-row>
        <table:table-row table:style-name="ro4" table:number-rows-repeated="9">
          <table:table-cell table:style-name="Default" table:number-columns-repeated="37"/>
          <table:table-cell table:number-columns-repeated="27"/>
        </table:table-row>
        <table:table-row table:style-name="ro5" table:number-rows-repeated="10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16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  <number:text>.</number:text>
    </number:time-style>
    <number:number-style style:name="N13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zł</number:text>
    </number:number-style>
    <number:number-style style:name="N14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zł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zł</number:text>
    </number:number-style>
    <number:number-style style:name="N14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4.1339in" style:num-format="1" style:print-orientation="landscape" fo:margin-top="0.3937in" fo:margin-bottom="0.3937in" fo:margin-left="0.3937in" fo:margin-right="0.3937in" style:scale-to-X="1" style:scale-to-Y="4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4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5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6">
      <style:page-layout-properties fo:page-width="4.1339in" fo:page-height="5.8272in" style:num-format="1" style:print-orientation="portrait" fo:margin-top="0.3937in" fo:margin-bottom="0.3937in" fo:margin-left="0.3937in" fo:margin-right="0.3937in" style:scale-to-X="1" style:scale-to-Y="2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7">
      <style:page-layout-properties fo:page-width="5.8272in" fo:page-height="4.1339in" style:num-format="1" style:print-orientation="landscape" fo:margin-top="0.3937in" fo:margin-bottom="0.3937in" fo:margin-left="0.3937in" fo:margin-right="0.3937in" style:shadow="none" style:first-page-number="continu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8">
      <style:page-layout-properties fo:page-width="4.1339in" fo:page-height="5.8272in" fo:margin-top="0.3937in" fo:margin-bottom="0.3937in" fo:margin-left="0.3937in" fo:margin-right="0.3937in" style:shadow="none" style:scale-to-pages="3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/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/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4-07-31T02:43:12.187616208</dc:date>
    <meta:print-date>2011-06-12T10:16:13</meta:print-date>
    <meta:editing-cycles>323</meta:editing-cycles>
    <meta:editing-duration>P14DT10H3M36S</meta:editing-duration>
    <meta:generator>LibreOffice/24.2.4.2$Linux_X86_64 LibreOffice_project/420$Build-2</meta:generator>
    <meta:document-statistic meta:table-count="1" meta:cell-count="94" meta:object-count="0"/>
  </office:meta>
</office:document-meta>
</file>